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175cm"/>
    </style:style>
    <style:style style:name="Table1.B" style:family="table-column">
      <style:table-column-properties style:column-width="2.669cm"/>
    </style:style>
    <style:style style:name="Table1.C" style:family="table-column">
      <style:table-column-properties style:column-width="6.107cm"/>
    </style:style>
    <style:style style:name="Table1.D" style:family="table-column">
      <style:table-column-properties style:column-width="3.639cm"/>
    </style:style>
    <style:style style:name="Table1.E" style:family="table-column">
      <style:table-column-properties style:column-width="2.006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fo:font-size="7pt" style:font-size-asian="7pt" style:font-size-complex="7pt"/>
    </style:style>
    <style:style style:name="P2" style:family="paragraph" style:parent-style-name="Preformatted_20_Text">
      <style:text-properties fo:font-size="7pt" officeooo:rsid="000fed8e" style:font-size-asian="7pt" style:font-size-complex="7pt"/>
    </style:style>
    <style:style style:name="P3" style:family="paragraph" style:parent-style-name="Preformatted_20_Text">
      <style:text-properties fo:font-size="7pt" officeooo:rsid="001572a2" officeooo:paragraph-rsid="001572a2" style:font-size-asian="7pt" style:font-size-complex="7pt"/>
    </style:style>
    <style:style style:name="P4" style:family="paragraph" style:parent-style-name="Preformatted_20_Text">
      <style:text-properties fo:font-size="7pt" officeooo:rsid="001d9459" officeooo:paragraph-rsid="001d9459" style:font-size-asian="7pt" style:font-size-complex="7pt"/>
    </style:style>
    <style:style style:name="P5" style:family="paragraph" style:parent-style-name="Preformatted_20_Text">
      <style:text-properties fo:font-size="7pt" officeooo:rsid="0014a276" officeooo:paragraph-rsid="003336dd" style:font-size-asian="7pt" style:font-size-complex="7pt"/>
    </style:style>
    <style:style style:name="P6" style:family="paragraph" style:parent-style-name="Preformatted_20_Text">
      <style:text-properties fo:font-size="7pt" officeooo:rsid="0014a276" officeooo:paragraph-rsid="0036a241" style:font-size-asian="7pt" style:font-size-complex="7pt"/>
    </style:style>
    <style:style style:name="P7" style:family="paragraph" style:parent-style-name="Text_20_body">
      <style:text-properties officeooo:rsid="001af478" officeooo:paragraph-rsid="001af478"/>
    </style:style>
    <style:style style:name="P8" style:family="paragraph" style:parent-style-name="Text_20_body">
      <style:text-properties fo:font-size="8pt" officeooo:paragraph-rsid="001f82e8" style:font-size-asian="8pt" style:font-size-complex="8pt"/>
    </style:style>
    <style:style style:name="P9" style:family="paragraph" style:parent-style-name="Text_20_body">
      <style:text-properties fo:font-size="8pt" officeooo:paragraph-rsid="0021c6fc" style:font-size-asian="8pt" style:font-size-complex="8pt"/>
    </style:style>
    <style:style style:name="P10" style:family="paragraph" style:parent-style-name="Text_20_body">
      <style:text-properties fo:font-size="8pt" officeooo:paragraph-rsid="0022729b" style:font-size-asian="8pt" style:font-size-complex="8pt"/>
    </style:style>
    <style:style style:name="P11" style:family="paragraph" style:parent-style-name="Text_20_body">
      <style:text-properties fo:font-size="8pt" officeooo:paragraph-rsid="0027c7d5" style:font-size-asian="8pt" style:font-size-complex="8pt"/>
    </style:style>
    <style:style style:name="P12" style:family="paragraph" style:parent-style-name="Text_20_body">
      <style:text-properties fo:font-size="8pt" officeooo:rsid="001d9459" officeooo:paragraph-rsid="001d9459" style:font-size-asian="8pt" style:font-size-complex="8pt"/>
    </style:style>
    <style:style style:name="P13" style:family="paragraph" style:parent-style-name="Text_20_body">
      <style:text-properties fo:font-size="8pt" officeooo:rsid="001d9459" officeooo:paragraph-rsid="0027c7d5" style:font-size-asian="8pt" style:font-size-complex="8pt"/>
    </style:style>
    <style:style style:name="P14" style:family="paragraph" style:parent-style-name="Text_20_body">
      <style:text-properties fo:font-size="8pt" officeooo:rsid="001d9459" officeooo:paragraph-rsid="0021a36a" style:font-size-asian="8pt" style:font-size-complex="8pt"/>
    </style:style>
    <style:style style:name="P15" style:family="paragraph" style:parent-style-name="Text_20_body">
      <style:text-properties fo:font-size="8pt" officeooo:rsid="001d9459" officeooo:paragraph-rsid="002a2939" style:font-size-asian="8pt" style:font-size-complex="8pt"/>
    </style:style>
    <style:style style:name="P16" style:family="paragraph" style:parent-style-name="Text_20_body">
      <style:text-properties fo:font-size="8pt" officeooo:rsid="001d9459" officeooo:paragraph-rsid="0021c6fc" style:font-size-asian="8pt" style:font-size-complex="8pt"/>
    </style:style>
    <style:style style:name="P17" style:family="paragraph" style:parent-style-name="Text_20_body">
      <style:text-properties fo:font-size="8pt" officeooo:rsid="001d9459" officeooo:paragraph-rsid="002914ce" style:font-size-asian="8pt" style:font-size-complex="8pt"/>
    </style:style>
    <style:style style:name="P18" style:family="paragraph" style:parent-style-name="Text_20_body">
      <style:text-properties fo:font-size="8pt" officeooo:rsid="001d9459" officeooo:paragraph-rsid="0024671d" style:font-size-asian="8pt" style:font-size-complex="8pt"/>
    </style:style>
    <style:style style:name="P19" style:family="paragraph" style:parent-style-name="Text_20_body">
      <style:text-properties fo:font-size="8pt" officeooo:rsid="001d9459" officeooo:paragraph-rsid="00260d54" style:font-size-asian="8pt" style:font-size-complex="8pt"/>
    </style:style>
    <style:style style:name="P20" style:family="paragraph" style:parent-style-name="Text_20_body">
      <style:text-properties fo:font-size="8pt" officeooo:rsid="001d9459" officeooo:paragraph-rsid="0026b884" style:font-size-asian="8pt" style:font-size-complex="8pt"/>
    </style:style>
    <style:style style:name="P21" style:family="paragraph" style:parent-style-name="Text_20_body">
      <style:text-properties fo:font-size="8pt" officeooo:rsid="001d9459" officeooo:paragraph-rsid="002968f2" style:font-size-asian="8pt" style:font-size-complex="8pt"/>
    </style:style>
    <style:style style:name="P22" style:family="paragraph" style:parent-style-name="Text_20_body">
      <style:text-properties fo:font-size="8pt" officeooo:rsid="001d9459" officeooo:paragraph-rsid="001fc006" style:font-size-asian="8pt" style:font-size-complex="8pt"/>
    </style:style>
    <style:style style:name="P23" style:family="paragraph" style:parent-style-name="Text_20_body">
      <style:text-properties fo:font-size="8pt" officeooo:rsid="001d9459" officeooo:paragraph-rsid="0020f0c0" style:font-size-asian="8pt" style:font-size-complex="8pt"/>
    </style:style>
    <style:style style:name="P24" style:family="paragraph" style:parent-style-name="Text_20_body">
      <style:text-properties fo:font-size="8pt" officeooo:rsid="001d9459" officeooo:paragraph-rsid="001f82e8" style:font-size-asian="8pt" style:font-size-complex="8pt"/>
    </style:style>
    <style:style style:name="P25" style:family="paragraph" style:parent-style-name="Text_20_body">
      <style:text-properties fo:font-size="8pt" officeooo:rsid="001d9459" officeooo:paragraph-rsid="0022729b" style:font-size-asian="8pt" style:font-size-complex="8pt"/>
    </style:style>
    <style:style style:name="P26" style:family="paragraph" style:parent-style-name="Text_20_body">
      <style:text-properties fo:font-size="7pt" officeooo:rsid="001d9459" officeooo:paragraph-rsid="001d9459" style:font-size-asian="7pt" style:font-size-complex="7pt"/>
    </style:style>
    <style:style style:name="P27" style:family="paragraph" style:parent-style-name="Text_20_body">
      <style:paragraph-properties fo:margin-left="-0.009cm" fo:margin-right="-0.009cm" fo:text-indent="0cm" style:auto-text-indent="false"/>
      <style:text-properties fo:font-size="8pt" officeooo:paragraph-rsid="0020f0c0" style:font-size-asian="8pt" style:font-size-complex="8pt"/>
    </style:style>
    <style:style style:name="P28" style:family="paragraph" style:parent-style-name="Table_20_Contents">
      <style:text-properties fo:font-size="8pt" style:font-size-asian="8pt" style:font-size-complex="8pt"/>
    </style:style>
    <style:style style:name="P29" style:family="paragraph" style:parent-style-name="Table_20_Contents">
      <style:text-properties fo:font-size="8pt" officeooo:rsid="001d9459" officeooo:paragraph-rsid="001d9459" style:font-size-asian="8pt" style:font-size-complex="8pt"/>
    </style:style>
    <style:style style:name="P30" style:family="paragraph" style:parent-style-name="Standard">
      <style:text-properties fo:font-size="8pt" officeooo:rsid="001d9459" officeooo:paragraph-rsid="002968f2" style:font-size-asian="8pt" style:font-size-complex="8pt"/>
    </style:style>
    <style:style style:name="P31" style:family="paragraph" style:parent-style-name="Text_20_body">
      <style:text-properties officeooo:paragraph-rsid="003c9e72"/>
    </style:style>
    <style:style style:name="P32" style:family="paragraph" style:parent-style-name="Heading_20_1" style:list-style-name="">
      <style:text-properties officeooo:rsid="001ba996"/>
    </style:style>
    <style:style style:name="P33" style:family="paragraph" style:parent-style-name="Heading_20_1">
      <style:paragraph-properties fo:break-before="page"/>
      <style:text-properties officeooo:rsid="001d9459" officeooo:paragraph-rsid="001d9459"/>
    </style:style>
    <style:style style:name="P34" style:family="paragraph" style:parent-style-name="Heading_20_1">
      <style:paragraph-properties fo:break-before="page"/>
      <style:text-properties officeooo:rsid="001ba996"/>
    </style:style>
    <style:style style:name="P35" style:family="paragraph" style:parent-style-name="Heading_20_1">
      <style:paragraph-properties fo:break-before="page"/>
      <style:text-properties officeooo:rsid="001ba996" officeooo:paragraph-rsid="00349d1f"/>
    </style:style>
    <style:style style:name="P36" style:family="paragraph" style:parent-style-name="Heading_20_1">
      <style:paragraph-properties fo:break-before="page"/>
      <style:text-properties officeooo:rsid="001ba996" officeooo:paragraph-rsid="003dbe7c"/>
    </style:style>
    <style:style style:name="P37" style:family="paragraph" style:parent-style-name="Preformatted_20_Text">
      <style:text-properties fo:font-size="7pt" officeooo:rsid="003a22d2" officeooo:paragraph-rsid="003a22d2" style:font-size-asian="7pt" style:font-size-complex="7pt"/>
    </style:style>
    <style:style style:name="P38" style:family="paragraph" style:parent-style-name="Preformatted_20_Text">
      <style:text-properties fo:font-size="7pt" officeooo:rsid="003336dd" officeooo:paragraph-rsid="003336dd" style:font-size-asian="7pt" style:font-size-complex="7pt"/>
    </style:style>
    <style:style style:name="P39" style:family="paragraph" style:parent-style-name="Preformatted_20_Text">
      <style:text-properties fo:font-size="7pt" officeooo:rsid="0037c19f" officeooo:paragraph-rsid="0037c19f" style:font-size-asian="7pt" style:font-size-complex="7pt"/>
    </style:style>
    <style:style style:name="P40" style:family="paragraph" style:parent-style-name="Preformatted_20_Text">
      <style:text-properties fo:font-size="7pt" officeooo:rsid="0037c19f" officeooo:paragraph-rsid="003c9e72" style:font-size-asian="7pt" style:font-size-complex="7pt"/>
    </style:style>
    <style:style style:name="P41" style:family="paragraph" style:parent-style-name="Preformatted_20_Text">
      <style:text-properties fo:font-size="7pt" officeooo:rsid="00349d1f" officeooo:paragraph-rsid="00349d1f" style:font-size-asian="7pt" style:font-size-complex="7pt"/>
    </style:style>
    <style:style style:name="P42" style:family="paragraph" style:parent-style-name="Preformatted_20_Text">
      <style:text-properties fo:font-size="7pt" officeooo:rsid="00349d1f" officeooo:paragraph-rsid="003dbe7c" style:font-size-asian="7pt" style:font-size-complex="7pt"/>
    </style:style>
    <style:style style:name="P43" style:family="paragraph" style:parent-style-name="Preformatted_20_Text">
      <style:text-properties fo:font-size="7pt" officeooo:rsid="001572a2" officeooo:paragraph-rsid="00405779" style:font-size-asian="7pt" style:font-size-complex="7pt"/>
    </style:style>
    <style:style style:name="P44" style:family="paragraph" style:parent-style-name="Preformatted_20_Text">
      <style:text-properties fo:font-size="7pt" officeooo:rsid="002c4ec8" officeooo:paragraph-rsid="002c4ec8" style:font-size-asian="7pt" style:font-size-complex="7pt"/>
    </style:style>
    <style:style style:name="P45" style:family="paragraph" style:parent-style-name="Preformatted_20_Text">
      <style:text-properties fo:font-size="7pt" officeooo:rsid="002c4ec8" officeooo:paragraph-rsid="003dbe7c" style:font-size-asian="7pt" style:font-size-complex="7pt"/>
    </style:style>
    <style:style style:name="P46" style:family="paragraph" style:parent-style-name="Heading_20_3">
      <style:text-properties officeooo:rsid="001a4c9f"/>
    </style:style>
    <style:style style:name="T1" style:family="text">
      <style:text-properties officeooo:rsid="000fed8e"/>
    </style:style>
    <style:style style:name="T2" style:family="text">
      <style:text-properties officeooo:rsid="0015f733"/>
    </style:style>
    <style:style style:name="T3" style:family="text">
      <style:text-properties officeooo:rsid="001d9459"/>
    </style:style>
    <style:style style:name="T4" style:family="text">
      <style:text-properties officeooo:rsid="001f82e8"/>
    </style:style>
    <style:style style:name="T5" style:family="text">
      <style:text-properties officeooo:rsid="0020f0c0"/>
    </style:style>
    <style:style style:name="T6" style:family="text">
      <style:text-properties officeooo:rsid="0021c6fc"/>
    </style:style>
    <style:style style:name="T7" style:family="text">
      <style:text-properties officeooo:rsid="0022729b"/>
    </style:style>
    <style:style style:name="T8" style:family="text">
      <style:text-properties officeooo:rsid="0027c7d5"/>
    </style:style>
    <style:style style:name="T9" style:family="text">
      <style:text-properties officeooo:rsid="003336dd"/>
    </style:style>
    <style:style style:name="T10" style:family="text">
      <style:text-properties officeooo:rsid="00349d1f"/>
    </style:style>
    <style:style style:name="T11" style:family="text">
      <style:text-properties officeooo:rsid="001282b2"/>
    </style:style>
    <style:style style:name="T12" style:family="text">
      <style:text-properties officeooo:rsid="0037c19f"/>
    </style:style>
    <style:style style:name="T13" style:family="text">
      <style:text-properties officeooo:rsid="003ada50"/>
    </style:style>
    <style:style style:name="T14" style:family="text">
      <style:text-properties officeooo:rsid="003bd7bd"/>
    </style:style>
    <style:style style:name="T15" style:family="text">
      <style:text-properties officeooo:rsid="003c14df"/>
    </style:style>
    <style:style style:name="T16" style:family="text">
      <style:text-properties officeooo:rsid="003c9e72"/>
    </style:style>
    <style:style style:name="T17" style:family="text">
      <style:text-properties officeooo:rsid="003cf3dd"/>
    </style:style>
    <style:style style:name="T18" style:family="text">
      <style:text-properties officeooo:rsid="003dbe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3"><text:bookmark-start text:name="__RefHeading__365_2008436951"/>How does this file work:<text:bookmark-end text:name="__RefHeading__365_2008436951"/></text:h>
      <text:p text:style-name="P7">The R package I'm working with allows to screen a word/open office document for chunks of R code, compute whatever is scripted in the code (eg. create plots or do statistics), and than create a new word file where the code is replaced by it's results. This way it's easy to comment on graphs or tables, while I'm still able to exchange the numbers in the raw data and can re-calculate the results eg. if I want to add more datasets.</text:p>
      <text:p text:style-name="P2"/>
      <text:p text:style-name="P2"/>
      <text:p text:style-name="P1"><text:span text:style-name="T1">&lt;&lt;</text:span><text:span text:style-name="T2">load data, results=hide, echo=</text:span><text:span text:style-name="T13">T</text:span><text:span text:style-name="T1">&gt;&gt;=</text:span></text:p>
      <text:p text:style-name="P2"/>
      <text:p text:style-name="P37">source("/home/lluc/R_functions/functions.R")</text:p>
      <text:p text:style-name="P37">source("~/R_functions/plfaplotfunction.R")</text:p>
      <text:p text:style-name="P38"/>
      <text:p text:style-name="P5"><text:span text:style-name="T9">mols&lt;- <text:s/>data.frame(read.csv(</text:span><text:span text:style-name="T11">"/home/lluc/Dropbox/MUN/phd/results/NL-BELT/Batches21-25combined/R/</text:span><text:span text:style-name="T9">mols.csv"))</text:span></text:p>
      <text:p text:style-name="P6"><text:span text:style-name="T9">fames&lt;-read.csv("</text:span><text:span text:style-name="T11">/home/lluc/Dropbox/MUN/phd/results/NL-BELT/Batches21-25combined/R/</text:span><text:span text:style-name="T9">fames.csv")</text:span></text:p>
      <text:p text:style-name="P38">samples&lt;- <text:s/></text:p>
      <text:p text:style-name="P6"><text:span text:style-name="T9"><text:s text:c="2"/>read.csv("</text:span><text:span text:style-name="T11">/home/lluc/Dropbox/MUN/phd/results/NL-BELT/Batches21-25combined/R/</text:span><text:span text:style-name="T9">samples.csv")</text:span></text:p>
      <text:p text:style-name="P38"/>
      <text:p text:style-name="P38">cond.rel&lt;-samples$trusted_rel==T</text:p>
      <text:p text:style-name="P38">cond.abs&lt;-samples$trusted_abs==T</text:p>
      <text:p text:style-name="P38">cond.ref &lt;- samples$Region!="Ref"</text:p>
      <text:p text:style-name="P38">cond1 &lt;-cond.abs &amp; cond.ref</text:p>
      <text:p text:style-name="P38"/>
      <text:p text:style-name="P38">sum&lt;-rowSums(mols)</text:p>
      <text:p text:style-name="P38"/>
      <text:p text:style-name="P38">rel&lt;-mols/rowSums(mols)</text:p>
      <text:p text:style-name="P2">@</text:p>
      <text:p text:style-name="P4"/>
      <text:p text:style-name="P4"/>
      <text:p text:style-name="P4"/>
      <text:p text:style-name="P3"/>
      <text:h text:style-name="P33" text:outline-level="1">Metrics using PLFA data and examples of their interpretations (Wixon and Balser 2013)</text:h>
      <text:p text:style-name="P12"/>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2">Category</text:p>
          </table:table-cell>
          <table:table-cell table:style-name="Table1.A1" office:value-type="string">
            <text:p text:style-name="P12">PLFA data metric</text:p>
          </table:table-cell>
          <table:table-cell table:style-name="Table1.A1" office:value-type="string">
            <text:p text:style-name="P12">Example(s)</text:p>
          </table:table-cell>
          <table:table-cell table:style-name="Table1.A1" office:value-type="string">
            <text:p text:style-name="P12">Has been suggested to index</text:p>
          </table:table-cell>
          <table:table-cell table:style-name="Table1.E1" office:value-type="string">
            <text:p text:style-name="P13">Example(s) where discussed or used</text:p>
          </table:table-cell>
        </table:table-row>
        <table:table-row>
          <table:table-cell table:style-name="Table1.A2" office:value-type="string">
            <text:p text:style-name="P12">Community composition<text:tab/></text:p>
            <text:p text:style-name="P12"/>
          </table:table-cell>
          <table:table-cell table:style-name="Table1.A2" office:value-type="string">
            <text:p text:style-name="P12">Indicator lipid(s)</text:p>
          </table:table-cell>
          <table:table-cell table:style-name="Table1.A2" office:value-type="string">
            <text:p text:style-name="P12">18:2u6,9 or 10Me16:0 </text:p>
          </table:table-cell>
          <table:table-cell table:style-name="Table1.A2" office:value-type="string">
            <text:p text:style-name="P11"><text:span text:style-name="T3">AMF fungi, Saprophytic fungi, Gm</text:span><text:span text:style-name="T8">+</text:span><text:span text:style-name="T3"> bacteria, Gm</text:span><text:span text:style-name="T8">-</text:span><text:span text:style-name="T3"> bacteria, actinomycetes, methanogens</text:span></text:p>
          </table:table-cell>
          <table:table-cell table:style-name="Table1.E2" office:value-type="string">
            <text:p text:style-name="P13">1, 2, 3</text:p>
          </table:table-cell>
        </table:table-row>
        <table:table-row>
          <table:table-cell table:style-name="Table1.A2" office:value-type="string">
            <text:p text:style-name="P12">Community composition</text:p>
          </table:table-cell>
          <table:table-cell table:style-name="Table1.A2" office:value-type="string">
            <text:p text:style-name="P12">F:B ratio</text:p>
          </table:table-cell>
          <table:table-cell table:style-name="Table1.A2" office:value-type="string">
            <text:p text:style-name="P12">Sum of fungal lipids/Sum of bacterial lipids</text:p>
          </table:table-cell>
          <table:table-cell table:style-name="Table1.A2" office:value-type="string">
            <text:p text:style-name="P14">Fungal to bacterial ratio</text:p>
          </table:table-cell>
          <table:table-cell table:style-name="Table1.E2" office:value-type="string">
            <text:p text:style-name="P13">4, 6, 14</text:p>
          </table:table-cell>
        </table:table-row>
        <table:table-row>
          <table:table-cell table:style-name="Table1.A2" office:value-type="string">
            <text:p text:style-name="P12">Community composition</text:p>
          </table:table-cell>
          <table:table-cell table:style-name="Table1.A2" office:value-type="string">
            <text:p text:style-name="P12">Inclusive group sum</text:p>
          </table:table-cell>
          <table:table-cell table:style-name="Table1.A2" office:value-type="string">
            <text:p text:style-name="P12">Sum of all bacterial indicators; including both for pairs of cis/trans, ante/anteiso and cy/pre lipids</text:p>
          </table:table-cell>
          <table:table-cell table:style-name="Table1.A2" office:value-type="string">
            <text:p text:style-name="P14">All bacteria, all fungi</text:p>
          </table:table-cell>
          <table:table-cell table:style-name="Table1.E2" office:value-type="string">
            <text:p text:style-name="P13">5</text:p>
          </table:table-cell>
        </table:table-row>
        <table:table-row>
          <table:table-cell table:style-name="Table1.A2" office:value-type="string">
            <text:p text:style-name="P12">Community composition<text:tab/></text:p>
          </table:table-cell>
          <table:table-cell table:style-name="Table1.A2" office:value-type="string">
            <text:p text:style-name="P15">Gm+/Gm-</text:p>
          </table:table-cell>
          <table:table-cell table:style-name="Table1.A2" office:value-type="string">
            <text:p text:style-name="P12">Sum of Gm+ lipids/Sum of Gm- lipids</text:p>
          </table:table-cell>
          <table:table-cell table:style-name="Table1.A2" office:value-type="string">
            <text:p text:style-name="P9"><text:span text:style-name="T3">Gm</text:span><text:span text:style-name="T6">-</text:span><text:span text:style-name="T3"> to Gm</text:span><text:span text:style-name="T6">+ - </text:span><text:span text:style-name="T3">bacteria ratio</text:span></text:p>
          </table:table-cell>
          <table:table-cell table:style-name="Table1.E2" office:value-type="string">
            <text:p text:style-name="P13">6</text:p>
          </table:table-cell>
        </table:table-row>
        <table:table-row>
          <table:table-cell table:style-name="Table1.A2" office:value-type="string">
            <text:p text:style-name="P12">Indeterminate </text:p>
          </table:table-cell>
          <table:table-cell table:style-name="Table1.A2" office:value-type="string">
            <text:p text:style-name="P12">All-lipid ordination </text:p>
          </table:table-cell>
          <table:table-cell table:style-name="Table1.A2" office:value-type="string">
            <text:p text:style-name="P12">Multivariate statistical analyses; PCA, factor analysis</text:p>
          </table:table-cell>
          <table:table-cell table:style-name="Table1.A2" office:value-type="string">
            <text:p text:style-name="P16">Whole-community fingerprint</text:p>
          </table:table-cell>
          <table:table-cell table:style-name="Table1.E2" office:value-type="string">
            <text:p text:style-name="P17">2, 5</text:p>
          </table:table-cell>
        </table:table-row>
        <table:table-row>
          <table:table-cell table:style-name="Table1.A2" office:value-type="string">
            <text:p text:style-name="P12"><text:s/>Indeterminate</text:p>
          </table:table-cell>
          <table:table-cell table:style-name="Table1.A2" office:value-type="string">
            <text:p text:style-name="P12">Time Comparisons</text:p>
          </table:table-cell>
          <table:table-cell table:style-name="Table1.A2" office:value-type="string">
            <text:p text:style-name="P28"/>
          </table:table-cell>
          <table:table-cell table:style-name="Table1.A2" office:value-type="string">
            <text:p text:style-name="P18">One argument for physiological vs. community compositional interpretations</text:p>
          </table:table-cell>
          <table:table-cell table:style-name="Table1.E2" office:value-type="string">
            <text:p text:style-name="P17">8</text:p>
          </table:table-cell>
        </table:table-row>
        <table:table-row>
          <table:table-cell table:style-name="Table1.A2" office:value-type="string">
            <text:p text:style-name="P12">Physiological</text:p>
          </table:table-cell>
          <table:table-cell table:style-name="Table1.A2" office:value-type="string">
            <text:p text:style-name="P12">Cis/Trans</text:p>
          </table:table-cell>
          <table:table-cell table:style-name="Table1.A2" office:value-type="string">
            <text:p text:style-name="P8"><text:span text:style-name="T3">16:1</text:span><text:span text:style-name="T4">w</text:span><text:span text:style-name="T3">7t/16:1</text:span><text:span text:style-name="T4">w</text:span><text:span text:style-name="T3">7c</text:span></text:p>
          </table:table-cell>
          <table:table-cell table:style-name="Table1.A2" office:value-type="string">
            <text:p text:style-name="P19">Physiological stress or starvation; re-growth after stress</text:p>
          </table:table-cell>
          <table:table-cell table:style-name="Table1.E2" office:value-type="string">
            <text:p text:style-name="P17">1, 2, 7, 9</text:p>
          </table:table-cell>
        </table:table-row>
        <table:table-row>
          <table:table-cell table:style-name="Table1.A2" office:value-type="string">
            <text:p text:style-name="P12"><text:s/>Physiological</text:p>
          </table:table-cell>
          <table:table-cell table:style-name="Table1.A2" office:value-type="string">
            <text:p text:style-name="P12"><text:s/>Cy/Pre</text:p>
          </table:table-cell>
          <table:table-cell table:style-name="Table1.A2" office:value-type="string">
            <text:p text:style-name="P8"><text:span text:style-name="T3">(cy17:0 </text:span><text:span text:style-name="T4">+</text:span><text:span text:style-name="T3"> cy19:0)/<text:line-break/>(16:1</text:span><text:span text:style-name="T4">w</text:span><text:span text:style-name="T3">7c </text:span><text:span text:style-name="T4">+</text:span><text:span text:style-name="T3"> 18:1</text:span><text:span text:style-name="T4">w</text:span><text:span text:style-name="T3">7c)</text:span></text:p>
          </table:table-cell>
          <table:table-cell table:style-name="Table1.A2" office:value-type="string">
            <text:p text:style-name="P19">Physiological stress or starvation (of Gm- community); shift to stationary growth phase</text:p>
          </table:table-cell>
          <table:table-cell table:style-name="Table1.E2" office:value-type="string">
            <text:p text:style-name="P17">1, 2, 7</text:p>
          </table:table-cell>
        </table:table-row>
        <table:table-row>
          <table:table-cell table:style-name="Table1.A2" office:value-type="string">
            <text:p text:style-name="P12">Physiological</text:p>
          </table:table-cell>
          <table:table-cell table:style-name="Table1.A2" office:value-type="string">
            <text:p text:style-name="P12">Mono/Sat</text:p>
          </table:table-cell>
          <table:table-cell table:style-name="Table1.A2" office:value-type="string">
            <text:p text:style-name="P20">Sum of monounsaturated/<text:line-break/>Sum of saturated PLFAs</text:p>
          </table:table-cell>
          <table:table-cell table:style-name="Table1.A2" office:value-type="string">
            <text:p text:style-name="P20">Physiological stress or starvation</text:p>
          </table:table-cell>
          <table:table-cell table:style-name="Table1.E2" office:value-type="string">
            <text:p text:style-name="P21">10</text:p>
          </table:table-cell>
        </table:table-row>
        <table:table-row>
          <table:table-cell table:style-name="Table1.A2" office:value-type="string">
            <text:p text:style-name="P12">Physiological</text:p>
          </table:table-cell>
          <table:table-cell table:style-name="Table1.A2" office:value-type="string">
            <text:p text:style-name="P12">Anteiso/iso</text:p>
          </table:table-cell>
          <table:table-cell table:style-name="Table1.A2" office:value-type="string">
            <text:p text:style-name="P22">Sum of anteiso/Sum of iso branched PLFAs</text:p>
          </table:table-cell>
          <table:table-cell table:style-name="Table1.A2" office:value-type="string">
            <text:p text:style-name="P20">Stress indicator</text:p>
          </table:table-cell>
          <table:table-cell table:style-name="Table1.E2" office:value-type="string">
            <text:p text:style-name="P21">8, 10, 11, 12 </text:p>
          </table:table-cell>
        </table:table-row>
        <table:table-row>
          <table:table-cell table:style-name="Table1.A2" office:value-type="string">
            <text:p text:style-name="P23">Physiological </text:p>
          </table:table-cell>
          <table:table-cell table:style-name="Table1.A2" office:value-type="string">
            <text:p text:style-name="P23">Unsaturation index</text:p>
          </table:table-cell>
          <table:table-cell table:style-name="Table1.A2" office:value-type="string">
            <text:p text:style-name="P27"><text:span text:style-name="T3"><text:s/>((C:1</text:span><text:span text:style-name="T5">x</text:span><text:span text:style-name="T3">1)</text:span><text:span text:style-name="T5">+</text:span><text:span text:style-name="T3">(C:2</text:span><text:span text:style-name="T5">x</text:span><text:span text:style-name="T3">2)</text:span><text:span text:style-name="T5">+</text:span><text:span text:style-name="T3">(C:3</text:span><text:span text:style-name="T5">x</text:span><text:span text:style-name="T3">3)</text:span><text:span text:style-name="T5">+</text:span><text:span text:style-name="T3">(C:4</text:span><text:span text:style-name="T5">x</text:span><text:span text:style-name="T3">4)</text:span><text:span text:style-name="T5">+</text:span><text:span text:style-name="T3">C:5</text:span><text:span text:style-name="T5">x</text:span><text:span text:style-name="T3">5))/100; where C:N </text:span><text:span text:style-name="T5">=</text:span><text:span text:style-name="T3"> % of fatty acids with N double bonds</text:span></text:p>
          </table:table-cell>
          <table:table-cell table:style-name="Table1.A2" office:value-type="string">
            <text:p text:style-name="P13">Membrane fluidity</text:p>
          </table:table-cell>
          <table:table-cell table:style-name="Table1.E2" office:value-type="string">
            <text:p text:style-name="P30">11</text:p>
            <text:p text:style-name="P21"/>
          </table:table-cell>
        </table:table-row>
        <table:table-row>
          <table:table-cell table:style-name="Table1.A2" office:value-type="string">
            <text:p text:style-name="P29">n/a</text:p>
          </table:table-cell>
          <table:table-cell table:style-name="Table1.A2" office:value-type="string">
            <text:p text:style-name="P24">Diversity</text:p>
          </table:table-cell>
          <table:table-cell table:style-name="Table1.A2" office:value-type="string">
            <text:p text:style-name="P14">Shannon-Weaver index</text:p>
          </table:table-cell>
          <table:table-cell table:style-name="Table1.A2" office:value-type="string">
            <text:p text:style-name="P13">Unlikely to be informative for lipid data</text:p>
          </table:table-cell>
          <table:table-cell table:style-name="Table1.E2" office:value-type="string">
            <text:p text:style-name="P21">1, 2 </text:p>
          </table:table-cell>
        </table:table-row>
        <table:table-row>
          <table:table-cell table:style-name="Table1.A2" office:value-type="string">
            <text:p text:style-name="P29">n/a</text:p>
          </table:table-cell>
          <table:table-cell table:style-name="Table1.A2" office:value-type="string">
            <text:p text:style-name="P14">PLFA/Soil carbon</text:p>
          </table:table-cell>
          <table:table-cell table:style-name="Table1.A2" office:value-type="string">
            <text:p text:style-name="P14">Total PLFA/Total soil C</text:p>
          </table:table-cell>
          <table:table-cell table:style-name="Table1.A2" office:value-type="string">
            <text:p text:style-name="P13">Soil carbon quality</text:p>
          </table:table-cell>
          <table:table-cell table:style-name="Table1.E2" office:value-type="string">
            <text:p text:style-name="P30">13, 14</text:p>
            <text:p text:style-name="P21"/>
          </table:table-cell>
        </table:table-row>
        <table:table-row>
          <table:table-cell table:style-name="Table1.A2" office:value-type="string">
            <text:p text:style-name="P29">n/a</text:p>
          </table:table-cell>
          <table:table-cell table:style-name="Table1.A2" office:value-type="string">
            <text:p text:style-name="P25">Microbial biomass</text:p>
          </table:table-cell>
          <table:table-cell table:style-name="Table1.A2" office:value-type="string">
            <text:p text:style-name="P25">Total extractable PLFA’s</text:p>
          </table:table-cell>
          <table:table-cell table:style-name="Table1.A2" office:value-type="string">
            <text:p text:style-name="P13">Living biomass</text:p>
          </table:table-cell>
          <table:table-cell table:style-name="Table1.E2" office:value-type="string">
            <text:p text:style-name="P21">2, 15, 16 </text:p>
          </table:table-cell>
        </table:table-row>
        <table:table-row>
          <table:table-cell table:style-name="Table1.A2" office:value-type="string">
            <text:p text:style-name="P29">n/a</text:p>
          </table:table-cell>
          <table:table-cell table:style-name="Table1.A2" office:value-type="string">
            <text:p text:style-name="P14">Neutral lipid fatty acid concentrations</text:p>
          </table:table-cell>
          <table:table-cell table:style-name="Table1.A2" office:value-type="string">
            <text:p text:style-name="P10"><text:span text:style-name="T3">NLFA 16:1</text:span><text:span text:style-name="T7">w</text:span><text:span text:style-name="T3">5 </text:span></text:p>
          </table:table-cell>
          <table:table-cell table:style-name="Table1.A2" office:value-type="string">
            <text:p text:style-name="P13">Energy storage of the AMF community</text:p>
          </table:table-cell>
          <table:table-cell table:style-name="Table1.E2" office:value-type="string">
            <text:p text:style-name="P21">3,6</text:p>
          </table:table-cell>
        </table:table-row>
      </table:table>
      <text:p text:style-name="P26">1Kaur et al., 2005, 2Frostegård et al., 2011, 3Olsson, 1999, 4Frostegård and Bååth, 1996, 5Haei et al., 2011, 6Gray et al., 2011, 7Guckert et al., 1986, 8Petersen and Klug, 1994, 9Fischer et al., 2010, 10Bach et al., 2010, 11Schütz et al., 2009, 12Kaneda, 1991, 13Allison et al., 2007, 14Schmitt and Glaser, 2011, 15Zelles, 1999, 16Bailey et al., 2002. a b <text:s/>c Not intended to be a comprehensive list of all publications where used or discussed.</text:p>
      <text:h text:style-name="P32" text:outline-level="1"/>
      <text:h text:style-name="P35" text:outline-level="1"><text:span text:style-name="T10">Ordination analysis</text:span>: </text:h>
      <text:p text:style-name="P31"><text:span text:style-name="T16">PCA of mol%</text:span></text:p>
      <text:p text:style-name="P43"><text:span text:style-name="T12">&lt;&lt;rda, </text:span><text:span text:style-name="T13">results=</text:span><text:span text:style-name="T14">hide</text:span><text:span text:style-name="T13">, fig=T, echo=</text:span><text:span text:style-name="T15">T</text:span><text:span text:style-name="T12">&gt;&gt;=</text:span></text:p>
      <text:p text:style-name="P39"/>
      <text:p text:style-name="P39">ord&lt;-rda(rel[cond.rel,T])</text:p>
      <text:p text:style-name="P39">ord.plot(ord,site.sep1=samples$Horizon[cond.rel], site.sep2=samples$Site[cond.rel], pch=c(21,21,21,22,22,22,24), pt.bg=1:6, spe.label.type="text", spe.labels=fames$FAME, cex.leg=.5)</text:p>
      <text:p text:style-name="P39">@</text:p>
      <text:p text:style-name="P39"/>
      <text:p text:style-name="P40"><text:span text:style-name="T16">The blue triangles labelles “0” are the reference Soil from Pippy park</text:span></text:p>
      <text:p text:style-name="P40"><text:span text:style-name="T16"/></text:p>
      <text:p text:style-name="P40"><text:span text:style-name="T16"/></text:p>
      <text:h text:style-name="P34" text:outline-level="1"><text:bookmark-start text:name="__RefHeading__259_2008436951"/>Absolute concentrations of PLFAs: <text:bookmark-end text:name="__RefHeading__259_2008436951"/></text:h>
      <text:p text:style-name="P41">Here mainly for the overview, to identify key PLFAs + relation between </text:p>
      <text:p text:style-name="P44"/>
      <text:h text:style-name="P36" text:outline-level="1"><text:span text:style-name="T18">mol% </text:span>: </text:h>
      <text:p text:style-name="P42">Here mainly for the overview, to identify key PLFAs + relation between </text:p>
      <text:p text:style-name="P45"/>
      <text:p text:style-name="P45"><text:span text:style-name="T18">&lt;&lt;longchain, fig=T&gt;&gt;=</text:span></text:p>
      <text:p text:style-name="P45"/>
      <text:p text:style-name="P45"/>
      <text:p text:style-name="P45"><text:span text:style-name="T18">hor.plot(</text:span></text:p>
      <text:p text:style-name="P45"><text:span text:style-name="T18"><text:s text:c="2"/>rel$X3.23.20.0[cond.rel], </text:span></text:p>
      <text:p text:style-name="P45"><text:span text:style-name="T18"><text:s text:c="2"/>hor=samples$Horizon[cond.rel], c("L","F","H","B"), fac=samples$Site[cond.rel], lty=1, nested=samples$Region[cond.rel] , er.type.nested="se", pch=c(21,22), pt.bg=c(2,3), legpl="bottomright", lwd=2, xlab="20:0 (mol%, SE)", ylab="Soil horizon",legsize=0.5)</text:span></text:p>
      <text:p text:style-name="P45"><text:span text:style-name="T18"/></text:p>
      <text:p text:style-name="P45"><text:span text:style-name="T18">hor.plot(</text:span></text:p>
      <text:p text:style-name="P45"><text:span text:style-name="T18"><text:s text:c="2"/>rel$X4.6.22.0[cond.rel], </text:span></text:p>
      <text:p text:style-name="P45"><text:span text:style-name="T18"><text:s text:c="2"/>hor=samples$Horizon[cond.rel], c("L","F","H","B"), fac=samples$Site[cond.rel], lty=1, nested=samples$Region[cond.rel] , er.type.nested="se", pch=c(21,22), pt.bg=c(2,3), legpl="bottomright", lwd=2, xlab="22:0 (mol%, SE)", ylab="Soil horizon",legsize=0.5)</text:span></text:p>
      <text:p text:style-name="P45"><text:span text:style-name="T18"/></text:p>
      <text:p text:style-name="P45"><text:span text:style-name="T18">hor.plot(</text:span></text:p>
      <text:p text:style-name="P45"><text:span text:style-name="T18"><text:s text:c="2"/>rel$X4.11.24.0[cond.rel], </text:span></text:p>
      <text:p text:style-name="P45"><text:span text:style-name="T18"><text:s text:c="2"/>hor=samples$Horizon[cond.rel], c("L","F","H","B"), fac=samples$Site[cond.rel], lty=1, nested=samples$Region[cond.rel] , er.type.nested="se", pch=c(21,22), pt.bg=c(2,3), legpl="bottomright", lwd=2, xlab="24:0 (mol%, SE)", ylab="Soil horizon",legsize=0.5)</text:span></text:p>
      <text:p text:style-name="P45"><text:span text:style-name="T18"/></text:p>
      <text:p text:style-name="P45"><text:span text:style-name="T18">hor.plot(</text:span></text:p>
      <text:p text:style-name="P45"><text:span text:style-name="T18"><text:s text:c="2"/>rel$X4.3.20.3w6.9.15[cond.rel], </text:span></text:p>
      <text:p text:style-name="P45"><text:span text:style-name="T18"><text:s text:c="2"/>hor=samples$Horizon[cond.rel], c("L","F","H","B"), fac=samples$Site[cond.rel], lty=1, nested=samples$Region[cond.rel] , er.type.nested="se", pch=c(21,22), pt.bg=c(2,3), legpl="bottomright", lwd=2, xlab="20:3 (mol%, SE)", ylab="Soil horizon",legsize=0.5)</text:span></text:p>
      <text:p text:style-name="P45"><text:span text:style-name="T18"/></text:p>
      <text:p text:style-name="P45"><text:span text:style-name="T18">hor.plot(</text:span></text:p>
      <text:p text:style-name="P45"><text:span text:style-name="T18"><text:s text:c="2"/>rel$X4.5.20.4w6.9.12.15[cond.rel], </text:span></text:p>
      <text:p text:style-name="P45"><text:span text:style-name="T18"><text:s text:c="2"/>hor=samples$Horizon[cond.rel], c("L","F","H","B"), fac=samples$Site[cond.rel], lty=1, nested=samples$Region[cond.rel] , er.type.nested="se", pch=c(21,22), pt.bg=c(2,3), legpl="bottomright", lwd=2, xlab="20:4 (mol%, SE)", ylab="Soil horizon",legsize=0.5)</text:span></text:p>
      <text:p text:style-name="P45"><text:span text:style-name="T18"/></text:p>
      <text:p text:style-name="P45"><text:span text:style-name="T18">hor.plot(</text:span></text:p>
      <text:p text:style-name="P45"><text:span text:style-name="T18"><text:s text:c="2"/>rel$X4.7.20.5w3.6.9.12.15[cond.rel], </text:span></text:p>
      <text:p text:style-name="P45"><text:span text:style-name="T18"><text:s text:c="2"/>hor=samples$Horizon[cond.rel], c("L","F","H","B"), fac=samples$Site[cond.rel], lty=1, nested=samples$Region[cond.rel] , er.type.nested="se", pch=c(21,22), pt.bg=c(2,3), legpl="bottomright", lwd=2, xlab="20:5 (mol%, SE)", ylab="Soil horizon",legsize=0.5)</text:span></text:p>
      <text:p text:style-name="P45"><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as Kohl</meta:initial-creator>
    <meta:creation-date>2013-06-25T14:36:13</meta:creation-date>
    <meta:generator>LibreOffice/4.0.2.2$Linux_X86_64 LibreOffice_project/400m0$Build-2</meta:generator>
    <dc:date>2013-07-03T22:15:21</dc:date>
    <dc:creator>lluc </dc:creator>
    <meta:editing-duration>PT2H6M27S</meta:editing-duration>
    <meta:editing-cycles>53</meta:editing-cycles>
    <meta:document-statistic meta:table-count="1" meta:image-count="0" meta:object-count="0" meta:page-count="5" meta:paragraph-count="128" meta:word-count="623" meta:character-count="5647" meta:non-whitespace-character-count="5097"/>
  </office:meta>
</office:document-meta>
</file>